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4pt" style:font-size-asian="24pt" style:font-size-complex="24pt"/>
    </style:style>
    <style:style style:name="P2" style:family="paragraph">
      <style:paragraph-properties fo:text-align="start"/>
      <style:text-properties style:text-line-through-style="none" style:font-name="Arial1" fo:font-size="18pt" fo:font-style="normal" style:text-underline-style="none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text-line-through-style="none" style:font-name="Arial1" fo:font-size="15pt" fo:font-style="normal" style:text-underline-style="none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data-style-name="C5036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C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>
      <office:forms form:automatic-focus="false" form:apply-design-mode="false">
        <form:form form:name="Тестовая форма" form:apply-filter="true" form:command-type="table" form:control-implementation="ooo:com.sun.star.form.component.Form" office:target-frame="" xlink:href="">
          <form:text form:name="TFSlim Текстовое поле узкое|tag=00020004" form:control-implementation="ooo:com.sun.star.form.component.TextField" form:id="control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flag1" form:control-implementation="ooo:com.sun.star.form.component.CheckBox" form:id="control2" form:label="Флажок 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flag2" form:control-implementation="ooo:com.sun.star.form.component.CheckBox" form:id="control3" form:label="Флажок 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area form:name="Текстовое поле широкое text_arial_15" form:control-implementation="ooo:com.sun.star.form.component.TextField" form:id="control4" form:title="dopinfo" form:current-value="тест-arial_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phint"/>
              <form:property form:property-name="MultiLine" office:value-type="boolean" office:boolean-value="true"/>
            </form:properties>
          </form:textarea>
          <form:radio form:name="Переключатель 1" form:control-implementation="ooo:com.sun.star.form.component.RadioButton" form:id="control5" form:label="Переключатель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2" form:control-implementation="ooo:com.sun.star.form.component.RadioButton" form:id="control6" form:label="Переключатель 2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Переключатель 3" form:control-implementation="ooo:com.sun.star.form.component.RadioButton" form:id="control7" form:label="Переключатель 3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listbox form:name="Список 1" form:control-implementation="ooo:com.sun.star.form.component.ListBox" form:id="control8" form:size="20" form:bound-column="1">
            <form:properties>
              <form:property form:property-name="DefaultControl" office:value-type="string" office:string-value="com.sun.star.form.control.ListBox"/>
            </form:properties>
            <form:option form:label="Элемент1"/>
            <form:option form:label="Элемент2"/>
            <form:option form:label="Эдемент3"/>
          </form:listbox>
          <form:combobox form:name="Поле со списком 1" form:control-implementation="ooo:com.sun.star.form.component.ComboBox" form:id="control9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Элемент1"/>
            <form:item form:label="Элемент2"/>
            <form:item form:label="Элемент3"/>
          </form:combobox>
          <form:formatted-text form:name="Поле форматированного ввода дата DD.MM.YYYY|tag=00030004|fmt=DD.MM.YYYY" form:control-implementation="ooo:com.sun.star.form.component.FormattedField" form:id="control10" form:convert-empty-to-null="true">
            <form:properties>
              <form:property form:property-name="DefaultControl" office:value-type="string" office:string-value="com.sun.star.form.control.FormattedField"/>
            </form:properties>
          </form:formatted-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ontrol text:anchor-type="paragraph" draw:z-index="0" draw:style-name="gr1" draw:text-style-name="P2" svg:width="4.682cm" svg:height="0.713cm" svg:x="1.214cm" svg:y="1.191cm" draw:control="control1"/><draw:control text:anchor-type="paragraph" draw:z-index="1" draw:style-name="gr2" draw:text-style-name="P3" svg:width="2.504cm" svg:height="0.854cm" svg:x="0.787cm" svg:y="2.798cm" draw:control="control2"/><draw:control text:anchor-type="paragraph" draw:z-index="2" draw:style-name="gr2" draw:text-style-name="P3" svg:width="4.275cm" svg:height="0.999cm" svg:x="2.882cm" svg:y="2.798cm" draw:control="control3"/><draw:control text:anchor-type="paragraph" draw:z-index="3" draw:style-name="gr1" draw:text-style-name="P4" svg:width="10.217cm" svg:height="4.172cm" svg:x="0.767cm" svg:y="4.142cm" draw:control="control4"/><draw:control text:anchor-type="paragraph" draw:z-index="4" draw:style-name="gr2" draw:text-style-name="P3" svg:width="3.236cm" svg:height="0.816cm" svg:x="0.808cm" svg:y="8.781cm" draw:control="control5"/><draw:control text:anchor-type="paragraph" draw:z-index="5" draw:style-name="gr2" draw:text-style-name="P3" svg:width="3.807cm" svg:height="0.652cm" svg:x="4.369cm" svg:y="8.985cm" draw:control="control6"/><draw:control text:anchor-type="paragraph" draw:z-index="6" draw:style-name="gr2" draw:text-style-name="P3" svg:width="3.462cm" svg:height="0.895cm" svg:x="7.768cm" svg:y="8.742cm" draw:control="control7"/><draw:control text:anchor-type="paragraph" draw:z-index="7" draw:style-name="gr1" draw:text-style-name="P3" svg:width="5.007cm" svg:height="2.382cm" svg:x="0.665cm" svg:y="10.003cm" draw:control="control8"/><draw:control text:anchor-type="paragraph" draw:z-index="8" draw:style-name="gr1" draw:text-style-name="P3" svg:width="4.194cm" svg:height="2.423cm" svg:x="6.546cm" svg:y="9.962cm" draw:control="control9"/><draw:control text:anchor-type="paragraph" draw:z-index="9" draw:style-name="gr3" draw:text-style-name="P3" svg:width="3.908cm" svg:height="0.692cm" svg:x="1.154cm" svg:y="13.219cm" draw:control="control10"/>Привет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Обычный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mitry Derenok</meta:initial-creator>
    <meta:creation-date>2012-01-16T09:51:33.39</meta:creation-date>
    <dc:date>2012-02-24T16:03:02.42</dc:date>
    <dc:creator>Dmitry Derenok</dc:creator>
    <meta:editing-duration>PT11H54M06S</meta:editing-duration>
    <meta:editing-cycles>13</meta:editing-cycles>
    <meta:generator>OpenOffice.org/3.2$Win32 OpenOffice.org_project/320m12$Build-9483</meta:generator>
    <meta:document-statistic meta:table-count="0" meta:image-count="0" meta:object-count="0" meta:page-count="1" meta:paragraph-count="1" meta:word-count="1" meta:character-count="9"/>
  </office:meta>
</office:document-meta>
</file>